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A0000030CBA4E4638.jpg" manifest:media-type="image/jpeg"/>
  <manifest:file-entry manifest:full-path="Pictures/100000000000056A0000030CAF150BA6.jpg" manifest:media-type="image/jpeg"/>
  <manifest:file-entry manifest:full-path="Pictures/100000000000056A0000030CDCE89789.jpg" manifest:media-type="image/jpeg"/>
  <manifest:file-entry manifest:full-path="Pictures/100000000000056A0000030CDB80AC06.jpg" manifest:media-type="image/jpeg"/>
  <manifest:file-entry manifest:full-path="Pictures/100000000000056A0000030CE70E1144.jpg" manifest:media-type="image/jpeg"/>
  <manifest:file-entry manifest:full-path="Pictures/100000000000056A0000030C636FB977.jpg" manifest:media-type="image/jpeg"/>
  <manifest:file-entry manifest:full-path="Pictures/10000000000005690000072FBACC76CB.jpg" manifest:media-type="image/jpeg"/>
  <manifest:file-entry manifest:full-path="Pictures/10000000000005690000072FD200A167.jpg" manifest:media-type="image/jpeg"/>
  <manifest:file-entry manifest:full-path="Pictures/100000000000056A0000030CFA908052.jpg" manifest:media-type="image/jpeg"/>
  <manifest:file-entry manifest:full-path="Pictures/100000000000056A0000030C8398882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.016cm" fo:margin-right="-0.002cm" fo:margin-top="0cm" fo:margin-bottom="0.00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as-char" draw:z-index="0" draw:name="Grafik 1" draw:style-name="gr1" draw:text-style-name="P1" svg:width="16.008cm" svg:height="8.997cm" draw:transform="rotate (-1.5707963267949) translate (8.99583333333333cm -16.0108194444444cm)"><draw:image xlink:href="Pictures/100000000000056A0000030C8398882C.jpg" xlink:type="simple" xlink:show="embed" xlink:actuate="onLoad" draw:mime-type="image/jpeg"><text:p/></draw:image></draw:frame><text:soft-page-break/><draw:frame draw:style-name="fr1" draw:name="Grafik 9" text:anchor-type="as-char" svg:width="15.981cm" svg:height="21.22cm" draw:z-index="1"><draw:image xlink:href="Pictures/10000000000005690000072FD200A167.jpg" xlink:type="simple" xlink:show="embed" xlink:actuate="onLoad" draw:mime-type="image/jpeg"/></draw:frame><text:soft-page-break/><draw:frame draw:style-name="fr1" draw:name="Grafik 10" text:anchor-type="as-char" svg:width="15.981cm" svg:height="21.234cm" draw:z-index="2"><draw:image xlink:href="Pictures/10000000000005690000072FBACC76CB.jpg" xlink:type="simple" xlink:show="embed" xlink:actuate="onLoad" draw:mime-type="image/jpeg"/></draw:frame><text:soft-page-break/><draw:frame text:anchor-type="as-char" draw:z-index="3" draw:name="Grafik 2" draw:style-name="gr1" draw:text-style-name="P1" svg:width="16.008cm" svg:height="8.997cm" draw:transform="rotate (-1.5707963267949) translate (8.99583333333333cm -16.0108194444444cm)"><draw:image xlink:href="Pictures/100000000000056A0000030CFA908052.jpg" xlink:type="simple" xlink:show="embed" xlink:actuate="onLoad" draw:mime-type="image/jpeg"><text:p/></draw:image></draw:frame><text:soft-page-break/><draw:frame text:anchor-type="as-char" draw:z-index="4" draw:name="Grafik 3" draw:style-name="gr1" draw:text-style-name="P1" svg:width="16.008cm" svg:height="8.997cm" draw:transform="rotate (-1.5707963267949) translate (8.99583333333333cm -16.0108194444444cm)"><draw:image xlink:href="Pictures/100000000000056A0000030C636FB977.jpg" xlink:type="simple" xlink:show="embed" xlink:actuate="onLoad" draw:mime-type="image/jpeg"><text:p/></draw:image></draw:frame><text:soft-page-break/><draw:frame text:anchor-type="as-char" draw:z-index="5" draw:name="Grafik 4" draw:style-name="gr1" draw:text-style-name="P1" svg:width="16.008cm" svg:height="8.997cm" draw:transform="rotate (-1.5707963267949) translate (8.99583333333333cm -16.0108194444444cm)"><draw:image xlink:href="Pictures/100000000000056A0000030CE70E1144.jpg" xlink:type="simple" xlink:show="embed" xlink:actuate="onLoad" draw:mime-type="image/jpeg"><text:p/></draw:image></draw:frame><text:soft-page-break/><draw:frame text:anchor-type="as-char" draw:z-index="6" draw:name="Grafik 5" draw:style-name="gr1" draw:text-style-name="P1" svg:width="16.008cm" svg:height="8.997cm" draw:transform="rotate (-1.5707963267949) translate (8.99583333333333cm -16.0108194444444cm)"><draw:image xlink:href="Pictures/100000000000056A0000030CDB80AC06.jpg" xlink:type="simple" xlink:show="embed" xlink:actuate="onLoad" draw:mime-type="image/jpeg"><text:p/></draw:image></draw:frame><text:soft-page-break/><draw:frame text:anchor-type="as-char" draw:z-index="7" draw:name="Grafik 6" draw:style-name="gr1" draw:text-style-name="P1" svg:width="16.008cm" svg:height="8.997cm" draw:transform="rotate (-1.5707963267949) translate (8.99583333333333cm -16.0108194444444cm)"><draw:image xlink:href="Pictures/100000000000056A0000030CAF150BA6.jpg" xlink:type="simple" xlink:show="embed" xlink:actuate="onLoad" draw:mime-type="image/jpeg"><text:p/></draw:image></draw:frame><text:soft-page-break/><draw:frame text:anchor-type="as-char" draw:z-index="8" draw:name="Grafik 7" draw:style-name="gr1" draw:text-style-name="P1" svg:width="16.008cm" svg:height="8.997cm" draw:transform="rotate (-1.5707963267949) translate (8.99583333333333cm -16.0108194444444cm)"><draw:image xlink:href="Pictures/100000000000056A0000030CDCE89789.jpg" xlink:type="simple" xlink:show="embed" xlink:actuate="onLoad" draw:mime-type="image/jpeg"><text:p/></draw:image></draw:frame><text:soft-page-break/><draw:frame text:anchor-type="as-char" draw:z-index="9" draw:name="Grafik 8" draw:style-name="gr1" draw:text-style-name="P1" svg:width="16.008cm" svg:height="8.997cm" draw:transform="rotate (-1.5707963267949) translate (8.99583333333333cm -16.0108194444444cm)"><draw:image xlink:href="Pictures/100000000000056A0000030CBA4E4638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CH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de" fo:country="CH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Überschrift_20_1_20_Zchn" style:display-name="Überschrift 1 Zchn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_20__28_WW_29_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 Leibundgut</meta:initial-creator>
    <dc:creator>Ben Leibundgut</dc:creator>
    <meta:editing-cycles>1</meta:editing-cycles>
    <meta:creation-date>2024-09-23T13:31:00</meta:creation-date>
    <dc:date>2024-09-23T13:32:00</dc:date>
    <meta:editing-duration>P0D</meta:editing-duration>
    <meta:generator>LibreOffice/7.6.7.2$Linux_X86_64 LibreOffice_project/60$Build-2</meta:generator>
    <meta:document-statistic meta:table-count="0" meta:image-count="2" meta:object-count="0" meta:page-count="10" meta:paragraph-count="1" meta:word-count="0" meta:character-count="0" meta:non-whitespace-character-count="0"/>
    <meta:user-defined meta:name="AppVersion">16.0000</meta:user-defined>
    <meta:template xlink:type="simple" xlink:actuate="onRequest" xlink:title="Normal.dotm" xlink:href=""/>
  </office:meta>
</office:document-meta>
</file>